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000000" style:font-name="DejaVu Serif"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" style:family="paragraph" style:parent-style-name="Table_20_Contents">
      <style:paragraph-properties fo:margin-top="0cm" fo:margin-bottom="0cm" text:number-lines="false" text:line-number="0"/>
      <style:text-properties style:font-name="DejaVu Serif"/>
    </style:style>
    <style:style style:name="P3" style:family="paragraph" style:parent-style-name="Table_20_Contents">
      <style:paragraph-properties fo:margin-top="0cm" fo:margin-bottom="0cm" text:number-lines="false" text:line-number="0"/>
      <style:text-properties style:font-name="DejaVu Serif" fo:font-weight="normal" style:font-weight-asian="normal" style:font-weight-complex="normal"/>
    </style:style>
    <style:style style:name="P4" style:family="paragraph" style:parent-style-name="Table_20_Contents">
      <style:paragraph-properties fo:margin-top="0cm" fo:margin-bottom="0cm" text:number-lines="false" text:line-number="0"/>
      <style:text-properties style:font-name="DejaVu Serif" fo:font-weight="bold" style:font-weight-asian="bold" style:font-weight-complex="bold"/>
    </style:style>
    <style:style style:name="P5" style:family="paragraph" style:parent-style-name="Table_20_Contents">
      <style:paragraph-properties fo:margin-top="0cm" fo:margin-bottom="0cm" text:number-lines="false" text:line-number="0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margin-top="0cm" fo:margin-bottom="0cm" text:number-lines="false" text:line-number="0"/>
      <style:text-properties style:font-name="DejaVu Serif" fo:font-size="12pt" style:font-size-asian="12pt" style:font-size-complex="12pt"/>
    </style:style>
    <style:style style:name="P7" style:family="paragraph" style:parent-style-name="Table_20_Contents">
      <style:paragraph-properties fo:margin-top="0cm" fo:margin-bottom="0cm"/>
      <style:text-properties style:font-name="DejaVu Serif"/>
    </style:style>
    <style:style style:name="P8" style:family="paragraph" style:parent-style-name="Table_20_Contents">
      <style:paragraph-properties fo:margin-top="0cm" fo:margin-bottom="0cm"/>
      <style:text-properties style:font-name="DejaVu Serif" fo:font-weight="normal" style:font-weight-asian="normal" style:font-weight-complex="normal"/>
    </style:style>
    <style:style style:name="P9" style:family="paragraph" style:parent-style-name="Table_20_Contents">
      <style:paragraph-properties fo:margin-top="0cm" fo:margin-bottom="0cm"/>
      <style:text-properties style:font-name="DejaVu Serif" fo:font-size="12pt" style:font-size-asian="12pt" style:font-size-complex="12pt"/>
    </style:style>
    <style:style style:name="P10" style:family="paragraph" style:parent-style-name="Table_20_Contents">
      <style:paragraph-properties fo:margin-top="0cm" fo:margin-bottom="0cm"/>
      <style:text-properties fo:color="#000000" style:font-name="DejaVu Serif"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" style:family="paragraph" style:parent-style-name="Standard">
      <style:text-properties style:font-name="DejaVu Serif" fo:font-weight="normal" style:font-weight-asian="normal" style:font-weight-complex="normal"/>
    </style:style>
    <style:style style:name="P12" style:family="paragraph" style:parent-style-name="Standard">
      <style:paragraph-properties fo:margin-top="0cm" fo:margin-bottom="0cm"/>
      <style:text-properties fo:color="#000000" style:font-name="DejaVu Serif"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/>
      <style:text-properties style:font-name="DejaVu Serif" fo:font-weight="bold" style:font-weight-asian="bold" style:font-weight-complex="bold"/>
    </style:style>
    <style:style style:name="P14" style:family="paragraph" style:parent-style-name="Standard">
      <style:paragraph-properties fo:margin-top="0cm" fo:margin-bottom="0cm"/>
      <style:text-properties style:font-name="DejaVu Serif" fo:font-weight="normal" style:font-weight-asian="normal" style:font-weight-complex="normal"/>
    </style:style>
    <style:style style:name="P15" style:family="paragraph" style:parent-style-name="Standard">
      <style:paragraph-properties fo:margin-top="0cm" fo:margin-bottom="0cm" text:number-lines="false" text:line-number="0"/>
      <style:text-properties fo:color="#000000" style:font-name="DejaVu Serif"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fo:color="#000000" fo:font-size="12pt" fo:font-style="normal" style:text-underline-style="none" style:font-size-asian="12pt" style:font-style-asian="normal" style:font-name-complex="Times New Roman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-TEST_3</text:p>
      <text:p text:style-name="P13"/>
      <text:p text:style-name="P13">Pointers:</text:p>
      <text:p text:style-name="P14">1.</text:p>
      <text:p text:style-name="P12">Is there any error ? If so fix it else what is the output ?</text:p>
      <text:p text:style-name="P14">int * fun()</text:p>
      <text:p text:style-name="P14">{</text:p>
      <text:p text:style-name="P14"><text:tab/>static int *ptr;</text:p>
      <text:p text:style-name="P14"><text:tab/>static int a = 10;</text:p>
      <text:p text:style-name="P14"><text:tab/>ptr = &amp;a;</text:p>
      <text:p text:style-name="P14"><text:tab/>return ptr;</text:p>
      <text:p text:style-name="P14">}</text:p>
      <text:p text:style-name="P14">int main()</text:p>
      <text:p text:style-name="P14">{</text:p>
      <text:p text:style-name="P14"><text:tab/>static int *ptr = NULL;</text:p>
      <text:p text:style-name="P14"><text:tab/>ptr = fun();</text:p>
      <text:p text:style-name="P14"><text:tab/>printf(“%d\n”, *ptr);</text:p>
      <text:p text:style-name="P14"><text:tab/>return 0;</text:p>
      <text:p text:style-name="P14">}</text:p>
      <text:p text:style-name="P14"/>
      <text:p text:style-name="P14">2.</text:p>
      <text:p text:style-name="P12">Is there any error ? If so fix it else what is the output ?</text:p>
      <text:p text:style-name="P12">User inputs are “cpp”,”java”,”html”,”perl”,”python”,</text:p>
      <text:p text:style-name="P14">int main()</text:p>
      <text:p text:style-name="P14">{</text:p>
      <text:p text:style-name="P14"><text:tab/>int i = 0;</text:p>
      <text:p text:style-name="P14"><text:tab/>char array[];</text:p>
      <text:p text:style-name="P14"><text:tab/>for(i; i&lt;5;i++)</text:p>
      <text:p text:style-name="P14"><text:tab/><text:tab/>*array[i] = (char*)malloc(4);</text:p>
      <text:p text:style-name="P14"><text:tab/>for(i = 0; i&lt;5; i++)</text:p>
      <text:p text:style-name="P14"><text:tab/><text:tab/>scanf(“%s”, &amp;array[i]);</text:p>
      <text:p text:style-name="P14"><text:tab/>for(i = 0; i&lt;5; i++)</text:p>
      <text:p text:style-name="P14"><text:tab/><text:tab/>printf(“%s\n”, *arry[i]);</text:p>
      <text:p text:style-name="P14"><text:tab/>return 0;</text:p>
      <text:p text:style-name="P14">}</text:p>
      <text:p text:style-name="P14"/>
      <text:p text:style-name="P14">3.</text:p>
      <text:p text:style-name="P14"><text:span text:style-name="T1">Is there any error ? If so fix it else what is the output ?</text:span></text:p>
      <text:p text:style-name="P14"><text:span text:style-name="T1">int main()</text:span></text:p>
      <text:p text:style-name="P14"><text:span text:style-name="T1">{</text:span></text:p>
      <text:p text:style-name="P14"><text:span text:style-name="T1"><text:tab/>char *str = “KING”;</text:span></text:p>
      <text:p text:style-name="P14"><text:span text:style-name="T1"><text:tab/>printf(“%s\n”, str);</text:span></text:p>
      <text:p text:style-name="P14"><text:span text:style-name="T1"><text:tab/>*str[1] = 'O';</text:span></text:p>
      <text:p text:style-name="P14"><text:span text:style-name="T1"><text:tab/>printf(“%s\n”, str);</text:span></text:p>
      <text:p text:style-name="P14"><text:span text:style-name="T1"><text:tab/>return 0;</text:span></text:p>
      <text:p text:style-name="P14"><text:span text:style-name="T1">}</text:span></text:p>
      <text:p text:style-name="P14"><text:span text:style-name="T1"/></text:p>
      <text:p text:style-name="P14"><text:span text:style-name="T1">4.</text:span></text:p>
      <text:p text:style-name="P14"><text:span text:style-name="T1">Is there any error ? If so fix it else what is the output ?</text:span></text:p>
      <text:p text:style-name="P14"><text:span text:style-name="T1">int main()</text:span></text:p>
      <text:p text:style-name="P14"><text:span text:style-name="T1">{</text:span></text:p>
      <text:p text:style-name="P14"><text:span text:style-name="T1"><text:s text:c="4"/>void *str = "INDIA";</text:span></text:p>
      <text:p text:style-name="P14"><text:soft-page-break/><text:span text:style-name="T1"><text:s text:c="4"/>printf("%s\n", str);</text:span></text:p>
      <text:p text:style-name="P14"><text:span text:style-name="T1"><text:s text:c="4"/>return 0;</text:span></text:p>
      <text:p text:style-name="P14"><text:span text:style-name="T1">}</text:span></text:p>
      <text:p text:style-name="P14"/>
      <text:p text:style-name="P14"/>
      <text:p text:style-name="P13">Storage Class:</text:p>
      <text:p text:style-name="P14">1.</text:p>
      <text:p text:style-name="P14"><text:span text:style-name="T1">Is there any error ? If so fix it else what is the output ?</text:span></text:p>
      <text:p text:style-name="P7">void fun(auto int i)</text:p>
      <text:p text:style-name="P7">{<text:line-break/><text:tab/>printf(“%d\n”, i);</text:p>
      <text:p text:style-name="P3">}</text:p>
      <text:p text:style-name="P7">int main()</text:p>
      <text:p text:style-name="P7">{</text:p>
      <text:p text:style-name="P7"><text:tab/>fun(5);</text:p>
      <text:p text:style-name="P7"><text:tab/>return 0;</text:p>
      <text:p text:style-name="P7">}</text:p>
      <text:p text:style-name="P8"/>
      <text:p text:style-name="P8">2.</text:p>
      <text:p text:style-name="P12">Is there any error ? If so fix it else what is the output ?</text:p>
      <text:p text:style-name="P7">int main()</text:p>
      <text:p text:style-name="P7">{</text:p>
      <text:p text:style-name="P7"><text:tab/>int i=10;</text:p>
      <text:p text:style-name="P7"><text:tab/>printf(“%d\n”,i);</text:p>
      <text:p text:style-name="P7"><text:tab/>{</text:p>
      <text:p text:style-name="P7"><text:tab/><text:tab/>i=12;</text:p>
      <text:p text:style-name="P7"><text:tab/>}</text:p>
      <text:p text:style-name="P10"><text:tab/>printf(“%d\n”,i);</text:p>
      <text:p text:style-name="P14"><text:tab/>return 0;</text:p>
      <text:p text:style-name="P14">}</text:p>
      <text:p text:style-name="P14"/>
      <text:p text:style-name="P14">3.</text:p>
      <text:p text:style-name="P7">What is the output if call to function from main() is f(1) ?</text:p>
      <text:p text:style-name="P7">int f( int n )</text:p>
      <text:p text:style-name="P7">{</text:p>
      <text:p text:style-name="P7"><text:s text:c="8"/>static int i = 1;</text:p>
      <text:p text:style-name="P7"><text:s text:c="8"/>if( n &gt;= 5)</text:p>
      <text:p text:style-name="P7"><text:s text:c="8"/>return n;</text:p>
      <text:p text:style-name="P7"><text:s text:c="8"/>n = n+i;</text:p>
      <text:p text:style-name="P7"><text:s text:c="8"/>i++;</text:p>
      <text:p text:style-name="P7"><text:s text:c="8"/>return f(n);</text:p>
      <text:p text:style-name="P8">}</text:p>
      <text:p text:style-name="P8">4.</text:p>
      <text:p text:style-name="P12">Is there any error ? If so fix it else what is the output ?</text:p>
      <text:p text:style-name="P2">#include&lt;stduio.h&gt;</text:p>
      <text:p text:style-name="P2">int main()</text:p>
      <text:p text:style-name="P2">{</text:p>
      <text:p text:style-name="P2"><text:tab/>int i=0;</text:p>
      <text:p text:style-name="P2"><text:tab/>printf(“i=%d\n”,i);</text:p>
      <text:p text:style-name="P2"><text:tab/>i++;</text:p>
      <text:p text:style-name="P2"><text:tab/>if(i&lt;3)</text:p>
      <text:p text:style-name="P2"><text:tab/><text:tab/>main();</text:p>
      <text:p text:style-name="P2"><text:soft-page-break/>return 0;</text:p>
      <text:p text:style-name="P3">}</text:p>
      <text:p text:style-name="P3"/>
      <text:p text:style-name="P4">Macro:</text:p>
      <text:p text:style-name="P3">1.</text:p>
      <text:p text:style-name="P15">Is there any error ? If so fix it else what is the output ?</text:p>
      <text:p text:style-name="P9">#define PRINT(x) <text:s text:c="3"/>printf(#x)</text:p>
      <text:p text:style-name="P9">int main()</text:p>
      <text:p text:style-name="P9">{</text:p>
      <text:p text:style-name="P9"><text:s text:c="9"/>printf(“%d”, PRINT(ABCD));</text:p>
      <text:p text:style-name="P9"><text:s text:c="9"/>return 0;</text:p>
      <text:p text:style-name="P5">}</text:p>
      <text:p text:style-name="P5"/>
      <text:p text:style-name="P5">2.</text:p>
      <text:p text:style-name="P15">Is there any error ? If so fix it else what is the output ?</text:p>
      <text:p text:style-name="P6">int main()</text:p>
      <text:p text:style-name="P6">{</text:p>
      <text:p text:style-name="P6"><text:tab/>int a = 1;</text:p>
      <text:p text:style-name="P6"><text:tab/>int b = 20;</text:p>
      <text:p text:style-name="P6"><text:tab/>switch(a)</text:p>
      <text:p text:style-name="P6"><text:tab/>{</text:p>
      <text:p text:style-name="P6"><text:tab/><text:tab/>int b = 20;</text:p>
      <text:p text:style-name="P6"><text:tab/><text:tab/>case 1 : printf(“%d\n”, b);</text:p>
      <text:p text:style-name="P6"><text:s text:c="12"/><text:tab/><text:tab/> break;</text:p>
      <text:p text:style-name="P6"><text:tab/>#define b 30</text:p>
      <text:p text:style-name="P6"><text:tab/>}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nil Patlamane</meta:initial-creator>
    <meta:creation-date>2016-02-29T16:59:01</meta:creation-date>
    <meta:generator>LibreOffice/3.5$Linux_x86 LibreOffice_project/350m1$Build-2</meta:generator>
    <dc:date>2016-03-02T09:45:04</dc:date>
    <dc:creator>Sunil Patlamane</dc:creator>
    <meta:editing-duration>P1DT16H30M53S</meta:editing-duration>
    <meta:editing-cycles>12</meta:editing-cycles>
    <meta:document-statistic meta:table-count="0" meta:image-count="0" meta:object-count="0" meta:page-count="3" meta:paragraph-count="120" meta:word-count="365" meta:character-count="1803" meta:non-whitespace-character-count="1405"/>
  </office:meta>
</office:document-meta>
</file>